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0.258cm" fo:min-width="1.151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0.258cm" fo:min-width="2.344cm"/>
    </style:style>
    <style:style style:name="gr3" style:family="graphic" style:parent-style-name="standard">
      <style:graphic-properties draw:fill-color="#f37b70" draw:textarea-horizontal-align="justify" draw:textarea-vertical-align="middle" draw:auto-grow-height="false" fo:min-height="0.258cm" fo:min-width="7.501cm"/>
    </style:style>
    <style:style style:name="gr4" style:family="graphic" style:parent-style-name="standard">
      <style:graphic-properties draw:fill-color="#fff9ae" draw:textarea-horizontal-align="justify" draw:textarea-vertical-align="middle" draw:auto-grow-height="false" fo:min-height="0.258cm" fo:min-width="2.344cm"/>
    </style:style>
    <style:style style:name="gr5" style:family="graphic" style:parent-style-name="standard">
      <style:graphic-properties draw:fill-color="#dfcce4" draw:textarea-horizontal-align="justify" draw:textarea-vertical-align="middle" draw:auto-grow-height="false" fo:min-height="0.258cm" fo:min-width="3.739cm"/>
    </style:style>
    <style:style style:name="gr6" style:family="graphic" style:parent-style-name="standard">
      <style:graphic-properties draw:fill-color="#00599d" draw:opacity="40%" draw:textarea-horizontal-align="justify" draw:textarea-vertical-align="middle" draw:auto-grow-height="false" fo:min-height="0.258cm" fo:min-width="0cm"/>
    </style:style>
    <style:style style:name="gr7" style:family="graphic" style:parent-style-name="standard">
      <style:graphic-properties draw:fill="none" draw:textarea-vertical-align="middle" draw:auto-grow-height="false" fo:min-height="1.075cm" fo:min-width="0cm"/>
    </style:style>
    <style:style style:name="gr8" style:family="graphic" style:parent-style-name="standard">
      <style:graphic-properties draw:fill="none" draw:textarea-vertical-align="middle" draw:auto-grow-height="false" fo:min-height="0.762cm" fo:min-width="0cm"/>
    </style:style>
    <style:style style:name="gr9" style:family="graphic" style:parent-style-name="standard">
      <style:graphic-properties draw:stroke="none" svg:stroke-color="#000000" draw:fill="none" draw:fill-color="#ffffff" fo:min-height="0.357cm"/>
    </style:style>
    <style:style style:name="gr10" style:family="graphic" style:parent-style-name="standard">
      <style:graphic-properties draw:stroke="none" svg:stroke-color="#000000" draw:fill="none" draw:fill-color="#ffffff" fo:min-height="0.276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084cm" fo:min-width="0cm"/>
    </style:style>
    <style:style style:name="gr12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adc5e7"/>
      <style:paragraph-properties fo:text-align="center"/>
      <style:text-properties fo:font-size="10pt"/>
    </style:style>
    <style:style style:name="P3" style:family="paragraph">
      <loext:graphic-properties draw:fill-color="#e0efd4"/>
      <style:paragraph-properties fo:text-align="center"/>
      <style:text-properties fo:font-size="10pt"/>
    </style:style>
    <style:style style:name="P4" style:family="paragraph">
      <loext:graphic-properties draw:fill-color="#f37b70"/>
      <style:paragraph-properties fo:text-align="center"/>
      <style:text-properties fo:font-size="10pt"/>
    </style:style>
    <style:style style:name="P5" style:family="paragraph">
      <loext:graphic-properties draw:fill-color="#fff9ae"/>
      <style:paragraph-properties fo:text-align="center"/>
      <style:text-properties fo:font-size="10pt"/>
    </style:style>
    <style:style style:name="P6" style:family="paragraph">
      <loext:graphic-properties draw:fill-color="#dfcce4"/>
      <style:paragraph-properties fo:text-align="center"/>
      <style:text-properties fo:font-size="10pt"/>
    </style:style>
    <style:style style:name="P7" style:family="paragraph">
      <loext:graphic-properties draw:fill-color="#00599d" draw:opacity="40%"/>
      <style:paragraph-properties fo:text-align="center"/>
      <style:text-properties fo:font-size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651cm" svg:height="0.508cm" svg:x="0.116cm" svg:y="1.129cm">
            <text:p text:style-name="P1">UTR5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844cm" svg:height="0.508cm" svg:x="1.716cm" svg:y="1.129cm">
            <text:p text:style-name="P1">UTR5 junction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8.001cm" svg:height="0.508cm" svg:x="4.563cm" svg:y="1.129cm">
            <text:p text:style-name="P1">CDS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844cm" svg:height="0.508cm" svg:x="12.516cm" svg:y="1.129cm">
            <text:p text:style-name="P1">UTR3 junction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239cm" svg:height="0.508cm" svg:x="15.316cm" svg:y="1.129cm">
            <text:p text:style-name="P1">UTR3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06cm" svg:height="0.508cm" svg:x="13.961cm" svg:y="1.1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254cm" svg:height="1.397cm" draw:transform="rotate (1.5707963267949) translate (12.564cm 1.96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" draw:text-style-name="P7" draw:layer="layout" svg:width="0.206cm" svg:height="0.508cm" svg:x="3.161cm" svg:y="1.1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0.254cm" svg:height="1.066cm" draw:transform="rotate (1.5707963267949) translate (14.24cm 1.967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10" draw:layer="layout" svg:width="1.905cm" svg:height="0.607cm" svg:x="12.41cm" svg:y="1.845cm">
            <draw:text-box>
              <text:p text:style-name="P9"><text:span text:style-name="T1">left span</text:span></text:p>
            </draw:text-box>
          </draw:frame>
          <draw:frame draw:style-name="gr10" draw:text-style-name="P10" draw:layer="layout" svg:width="1.905cm" svg:height="0.607cm" svg:x="13.911cm" svg:y="1.846cm">
            <draw:text-box>
              <text:p text:style-name="P9"><text:span text:style-name="T1">right span</text:span></text:p>
            </draw:text-box>
          </draw:frame>
          <draw:custom-shape draw:style-name="gr7" draw:text-style-name="P8" draw:layer="layout" svg:width="0.254cm" svg:height="1.397cm" draw:transform="rotate (1.5707963267949) translate (1.764cm 1.96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8" draw:text-style-name="P8" draw:layer="layout" svg:width="0.254cm" svg:height="1.066cm" draw:transform="rotate (1.5707963267949) translate (3.44cm 1.966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10" draw:layer="layout" svg:width="1.905cm" svg:height="0.607cm" svg:x="1.61cm" svg:y="1.844cm">
            <draw:text-box>
              <text:p text:style-name="P9"><text:span text:style-name="T1">left </text:span><text:span text:style-name="T1">sp</text:span><text:span text:style-name="T1">an</text:span></text:p>
            </draw:text-box>
          </draw:frame>
          <draw:frame draw:style-name="gr10" draw:text-style-name="P10" draw:layer="layout" svg:width="1.905cm" svg:height="0.607cm" svg:x="3.111cm" svg:y="1.845cm">
            <draw:text-box>
              <text:p text:style-name="P9"><text:span text:style-name="T1">right span</text:span></text:p>
            </draw:text-box>
          </draw:frame>
          <draw:custom-shape draw:style-name="gr11" draw:text-style-name="P11" draw:layer="layout" svg:width="0.127cm" svg:height="0.381cm" svg:x="3.217cm" svg:y="0.62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1" draw:layer="layout" svg:width="0.127cm" svg:height="0.381cm" svg:x="14.017cm" svg:y="0.62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13" draw:layer="layout" svg:width="1.905cm" svg:height="0.645cm" svg:x="2.331cm" svg:y="0.059cm">
            <draw:text-box>
              <text:p text:style-name="P12"><text:span text:style-name="T2">start site </text:span></text:p>
            </draw:text-box>
          </draw:frame>
          <draw:frame draw:style-name="gr12" draw:text-style-name="P13" draw:layer="layout" svg:width="1.905cm" svg:height="0.645cm" svg:x="13.132cm" svg:y="0.06cm">
            <draw:text-box>
              <text:p text:style-name="P12"><text:span text:style-name="T2">stop site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34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5:47:32.993253764</meta:creation-date>
    <dc:date>2019-06-10T16:17:17.646846368</dc:date>
    <meta:editing-duration>PT8M33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